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2.999cm" fo:margin-left="2.863cm" fo:margin-right="1.298cm" table:align="margins"/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8.999cm" style:rel-column-width="510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7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75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 table:number-columns-repeated="2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8.778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8.804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30:21.901545569</dc:date>
    <dc:creator>Stefan Meyer</dc:creator>
    <meta:editing-duration>PT4H51M47S</meta:editing-duration>
    <meta:editing-cycles>57</meta:editing-cycles>
    <meta:document-statistic meta:table-count="2" meta:image-count="0" meta:object-count="0" meta:page-count="1" meta:paragraph-count="69" meta:word-count="32" meta:character-count="302" meta:non-whitespace-character-count="283"/>
  </office:meta>
</office:document-meta>
</file>